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872f6"/>
    </style:style>
    <style:style style:name="P2" style:family="paragraph" style:parent-style-name="Standard">
      <style:paragraph-properties fo:margin-top="0in" fo:margin-bottom="0.111in" style:contextual-spacing="false" fo:line-height="105%" fo:orphans="2" fo:widows="2" style:writing-mode="lr-tb"/>
      <style:text-properties officeooo:paragraph-rsid="002872f6"/>
    </style:style>
    <style:style style:name="P3" style:family="paragraph" style:parent-style-name="Standard">
      <style:text-properties officeooo:rsid="002adbb8" officeooo:paragraph-rsid="002adb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09:36:01.911154151</meta:creation-date>
    <dc:date>2022-12-05T08:53:17.040562340</dc:date>
    <meta:editing-duration>PT2H48M18S</meta:editing-duration>
    <meta:editing-cycles>19</meta:editing-cycles>
    <meta:generator>Collabora_OfficeDev/22.05.8.4$Linux_X86_64 LibreOffice_project/d7e39e3eb50198f64d837d6b62f25a9942e9298c</meta:generator>
    <meta:document-statistic meta:table-count="0" meta:image-count="0" meta:object-count="0" meta:page-count="70" meta:paragraph-count="477" meta:word-count="43842" meta:character-count="268555" meta:non-whitespace-character-count="223762"/>
  </office:meta>
</office:document-meta>
</file>